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70000022996415B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cm" svg:y="1.931cm" svg:width="16.999cm" svg:height="12.929cm" draw:z-index="0"><draw:image xlink:href="Pictures/10000201000002D70000022996415B58.png" xlink:type="simple" xlink:show="embed" xlink:actuate="onLoad"/></draw:frame>Inserido função do botão Ve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58S</meta:editing-duration>
    <meta:editing-cycles>3</meta:editing-cycles>
    <meta:generator>OpenOffice/4.1.13$Win32 OpenOffice.org_project/4113m1$Build-9810</meta:generator>
    <dc:date>2024-06-30T19:09:19.99</dc:date>
    <meta:document-statistic meta:table-count="0" meta:image-count="1" meta:object-count="0" meta:page-count="1" meta:paragraph-count="1" meta:word-count="5" meta:character-count="32"/>
    <dc:creator>Rodrigo Luginheski</dc:creator>
    <meta:user-defined meta:name="Info 1"/>
    <meta:user-defined meta:name="Info 2"/>
    <meta:user-defined meta:name="Info 3"/>
    <meta:user-defined meta:name="Info 4"/>
  </office:meta>
</office:document-meta>
</file>